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9in" fo:margin-bottom="0.561in" fo:margin-left="0.5354in" fo:margin-right="0.46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1:41:37.490134538</meta:creation-date>
    <meta:generator>LibreOffice/6.0.7.3$Linux_X86_64 LibreOffice_project/00m0$Build-3</meta:generator>
    <dc:date>2020-05-21T08:19:24.306063989</dc:date>
    <meta:editing-duration>PT39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